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padding="0.0291in" fo:border-left="none" fo:border-right="none" fo:border-top="none" fo:border-bottom="0.0008in solid #000000" style:join-border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entire site will be responsive 15points<text:line-break/><text:line-break/>Will use Twilio to send sms notifications 10points<text:line-break/><text:line-break/>Will bw hosted with domain name 15 points</text:p>
      <text:p text:style-name="Standard"/>
      <text:p text:style-name="Standard">Will use Amazon S3 to store images for data base 10 points<text:line-break/><text:line-break/>shopping cart/order page will use Redux to send messages via contact page 5points</text:p>
      <text:p text:style-name="Standard">item detail page will use Redux to add item to shopping cart page 5points</text:p>
      <text:p text:style-name="Standard">favorite items component will use Redux to receive items from category component 5points<text:line-break/><text:line-break/>At least 3 databases: users, menu items, orders<text:line-break/><text:line-break/>Will feature authentication: users/admins 10points<text:line-break/><text:line-break/>Will use routes </text:p>
      <text:p text:style-name="Standard"/>
      <text:p text:style-name="Standard">shopping cart page, contact page, will use React Hooks 5 points</text:p>
      <text:p text:style-name="P1"/>
      <text:p text:style-name="Standard"/>
      <text:p text:style-name="Standard">routes/views components:</text:p>
      <text:p text:style-name="Standard"/>
      <text:p text:style-name="Standard">AllCategories.js</text:p>
      <text:p text:style-name="Standard">IndividualCategories.js</text:p>
      <text:p text:style-name="Standard">ItemDetail.js</text:p>
      <text:p text:style-name="P1"/>
      <text:p text:style-name="Standard"/>
      <text:p text:style-name="Standard">End points:</text:p>
      <text:p text:style-name="Standard"/>
      <text:p text:style-name="Standard">authenticationController:</text:p>
      <text:p text:style-name="Standard">register</text:p>
      <text:p text:style-name="Standard">login</text:p>
      <text:p text:style-name="Standard">logout</text:p>
      <text:p text:style-name="Standard"/>
      <text:p text:style-name="Standard">calendarController:</text:p>
      <text:p text:style-name="Standard">view,add, edit, delete private calendar events</text:p>
      <text:p text:style-name="Standard"/>
      <text:p text:style-name="Standard">cartController:</text:p>
      <text:p text:style-name="Standard">view, add, delete, edit, shopping cart items</text:p>
      <text:p text:style-name="Standard"/>
      <text:p text:style-name="Standard">contactController:</text:p>
      <text:p text:style-name="Standard">send messag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1-08T10:00:44.32</meta:creation-date>
    <meta:editing-duration>PT7M9S</meta:editing-duration>
    <meta:editing-cycles>3</meta:editing-cycles>
    <meta:generator>OpenOffice/4.1.8$Win32 OpenOffice.org_project/418m3$Build-9803</meta:generator>
    <dc:date>2021-01-08T10:07:38.74</dc:date>
    <dc:creator>Chris deMontigny</dc:creator>
    <meta:document-statistic meta:table-count="0" meta:image-count="0" meta:object-count="0" meta:page-count="1" meta:paragraph-count="20" meta:word-count="130" meta:character-count="903"/>
  </office:meta>
</office:document-meta>
</file>